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99cm" fo:min-width="3.5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083cm" svg:x="0.171cm" svg:y="0.138cm">
          <text:p text:style-name="P1"><text:span text:style-name="T1">Patient: 1</text:span></text:p>
          <text:p text:style-name="P1"><text:span text:style-name="T1">Svc: {1, 2}</text:span></text:p>
          <text:p text:style-name="P1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2.083cm" svg:x="5.471cm" svg:y="0.138cm">
          <text:p text:style-name="P1"><text:span text:style-name="T1">Patient: 2</text:span></text:p>
          <text:p text:style-name="P1"><text:span text:style-name="T1">Svc: {1}</text:span></text:p>
          <text:p text:style-name="P1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2.083cm" svg:x="10.871cm" svg:y="0.138cm">
          <text:p text:style-name="P1"><text:span text:style-name="T1">Patient: 3</text:span></text:p>
          <text:p text:style-name="P1"><text:span text:style-name="T1">Svc: {2}</text:span></text:p>
          <text:p text:style-name="P1"><text:span text:style-name="T2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13cm" fo:page-height="2.3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16:52:12.741142167</meta:creation-date>
    <dc:date>2021-04-17T18:16:25.728915672</dc:date>
    <meta:editing-duration>PT7M31S</meta:editing-duration>
    <meta:editing-cycles>3</meta:editing-cycles>
    <meta:generator>LibreOffice/6.4.7.2$Linux_X86_64 LibreOffice_project/40$Build-2</meta:generator>
    <meta:document-statistic meta:object-count="3"/>
  </office:meta>
</office:document-meta>
</file>